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2_20_BR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6" style:family="table-cell" style:parent-style-name="Excel_20_Built-in_20_Normal" style:data-style-name="N117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Normal" style:data-style-name="N5003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20_Built-in_20_Normal" style:data-style-name="N5003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20_Built-in_20_Normal" style:data-style-name="N5003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20_Built-in_20_Normal" style:data-style-name="N5003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20_Built-in_20_Normal" style:data-style-name="N117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20_Built-in_20_Normal" style:data-style-name="N5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 style:data-style-name="N5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5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20_Built-in_20_Normal" style:data-style-name="N5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Excel_20_Built-in_20_Normal" style:data-style-name="N5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3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2 BRT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38"/>
        <table:table-column table:style-name="co7" table:number-columns-repeated="1016" table:default-cell-style-name="ce9"/>
        <table:table-column table:style-name="co7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8" table:number-columns-repeated="3"/>
          <table:table-cell table:style-name="ce34"/>
          <table:table-cell table:style-name="ce39" table:number-columns-repeated="1016"/>
          <table:table-cell/>
        </table:table-row>
        <table:table-row table:style-name="ro2">
          <table:table-cell table:style-name="ce2" office:value-type="string">
            <text:p>THEATER 2 BARAT</text:p>
          </table:table-cell>
          <table:table-cell table:style-name="ce2" table:number-columns-repeated="2"/>
          <table:table-cell table:style-name="ce18" table:number-columns-repeated="3"/>
          <table:table-cell table:style-name="ce34"/>
          <table:table-cell table:style-name="ce39" table:number-columns-repeated="1016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9" table:number-columns-repeated="3"/>
          <table:table-cell table:style-name="ce35"/>
          <table:table-cell table:style-name="ce2" table:number-columns-repeated="1016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9" table:number-columns-repeated="3"/>
          <table:table-cell table:style-name="ce35"/>
          <table:table-cell table:style-name="ce2" table:number-columns-repeated="1016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10" office:value-type="string">
            <text:p>JML</text:p>
          </table:table-cell>
          <table:table-cell table:style-name="ce13" office:value-type="string" table:number-columns-spanned="1" table:number-rows-spanned="2">
            <text:p>HTM</text:p>
          </table:table-cell>
          <table:table-cell table:style-name="ce20" office:value-type="string" table:number-columns-spanned="3" table:number-rows-spanned="1">
            <text:p>STUDIO 2</text:p>
          </table:table-cell>
          <table:covered-table-cell table:style-name="ce26"/>
          <table:covered-table-cell table:style-name="ce31"/>
          <table:table-cell table:style-name="ce36"/>
          <table:table-cell table:style-name="ce2" table:number-columns-repeated="1016"/>
          <table:table-cell/>
        </table:table-row>
        <table:table-row table:style-name="ro2">
          <table:covered-table-cell table:style-name="ce3"/>
          <table:table-cell table:style-name="ce11" office:value-type="string">
            <text:p>PENTN</text:p>
          </table:table-cell>
          <table:covered-table-cell table:style-name="ce14"/>
          <table:table-cell table:style-name="ce20" office:value-type="string">
            <text:p>OMZET (G)</text:p>
          </table:table-cell>
          <table:table-cell table:style-name="ce20" office:value-type="string">
            <text:p>(DPP)</text:p>
          </table:table-cell>
          <table:table-cell table:style-name="ce20" office:value-type="string">
            <text:p>PAJAK</text:p>
          </table:table-cell>
          <table:table-cell table:style-name="ce36"/>
          <table:table-cell table:style-name="ce2" table:number-columns-repeated="1016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953">
            <text:p>953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7]*[.C7])" office:value-type="float" office:value="38120000">
            <text:p>38,120,000</text:p>
          </table:table-cell>
          <table:table-cell table:style-name="ce27" table:formula="of:=SUM([.D7]*100/110)" office:value-type="float" office:value="34654545.4545455">
            <text:p>34,654,545</text:p>
          </table:table-cell>
          <table:table-cell table:style-name="ce21" table:formula="of:=SUM([.E7]*0.1)" office:value-type="float" office:value="3465454.54545455">
            <text:p>3,465,455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906">
            <text:p>906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8]*[.C8])" office:value-type="float" office:value="36240000">
            <text:p>36,240,000</text:p>
          </table:table-cell>
          <table:table-cell table:style-name="ce28" table:formula="of:=SUM([.D8]*100/110)" office:value-type="float" office:value="32945454.5454545">
            <text:p>32,945,455</text:p>
          </table:table-cell>
          <table:table-cell table:style-name="ce22" table:formula="of:=SUM([.E8]*0.1)" office:value-type="float" office:value="3294545.45454545">
            <text:p>3,294,545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603">
            <text:p>603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9]*[.C9])" office:value-type="float" office:value="24120000">
            <text:p>24,120,000</text:p>
          </table:table-cell>
          <table:table-cell table:style-name="ce28" table:formula="of:=SUM([.D9]*100/110)" office:value-type="float" office:value="21927272.7272727">
            <text:p>21,927,273</text:p>
          </table:table-cell>
          <table:table-cell table:style-name="ce22" table:formula="of:=SUM([.E9]*0.1)" office:value-type="float" office:value="2192727.27272727">
            <text:p>2,192,727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573">
            <text:p>573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0]*[.C10])" office:value-type="float" office:value="14325000">
            <text:p>14,325,000</text:p>
          </table:table-cell>
          <table:table-cell table:style-name="ce28" table:formula="of:=SUM([.D10]*100/110)" office:value-type="float" office:value="13022727.2727273">
            <text:p>13,022,727</text:p>
          </table:table-cell>
          <table:table-cell table:style-name="ce22" table:formula="of:=SUM([.E10]*0.1)" office:value-type="float" office:value="1302272.72727273">
            <text:p>1,302,273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417">
            <text:p>41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1]*[.C11])" office:value-type="float" office:value="10425000">
            <text:p>10,425,000</text:p>
          </table:table-cell>
          <table:table-cell table:style-name="ce28" table:formula="of:=SUM([.D11]*100/110)" office:value-type="float" office:value="9477272.72727273">
            <text:p>9,477,273</text:p>
          </table:table-cell>
          <table:table-cell table:style-name="ce22" table:formula="of:=SUM([.E11]*0.1)" office:value-type="float" office:value="947727.272727273">
            <text:p>947,727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372">
            <text:p>372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2]*[.C12])" office:value-type="float" office:value="9300000">
            <text:p>9,300,000</text:p>
          </table:table-cell>
          <table:table-cell table:style-name="ce28" table:formula="of:=SUM([.D12]*100/110)" office:value-type="float" office:value="8454545.45454546">
            <text:p>8,454,545</text:p>
          </table:table-cell>
          <table:table-cell table:style-name="ce22" table:formula="of:=SUM([.E12]*0.1)" office:value-type="float" office:value="845454.545454546">
            <text:p>845,455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326">
            <text:p>326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3]*[.C13])" office:value-type="float" office:value="8150000">
            <text:p>8,150,000</text:p>
          </table:table-cell>
          <table:table-cell table:style-name="ce28" table:formula="of:=SUM([.D13]*100/110)" office:value-type="float" office:value="7409090.90909091">
            <text:p>7,409,091</text:p>
          </table:table-cell>
          <table:table-cell table:style-name="ce22" table:formula="of:=SUM([.E13]*0.1)" office:value-type="float" office:value="740909.090909091">
            <text:p>740,909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308">
            <text:p>308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14]*[.C14])" office:value-type="float" office:value="9240000">
            <text:p>9,240,000</text:p>
          </table:table-cell>
          <table:table-cell table:style-name="ce28" table:formula="of:=SUM([.D14]*100/110)" office:value-type="float" office:value="8400000">
            <text:p>8,400,000</text:p>
          </table:table-cell>
          <table:table-cell table:style-name="ce22" table:formula="of:=SUM([.E14]*0.1)" office:value-type="float" office:value="840000">
            <text:p>840,000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368">
            <text:p>368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15]*[.C15])" office:value-type="float" office:value="14720000">
            <text:p>14,720,000</text:p>
          </table:table-cell>
          <table:table-cell table:style-name="ce28" table:formula="of:=SUM([.D15]*100/110)" office:value-type="float" office:value="13381818.1818182">
            <text:p>13,381,818</text:p>
          </table:table-cell>
          <table:table-cell table:style-name="ce22" table:formula="of:=SUM([.E15]*0.1)" office:value-type="float" office:value="1338181.81818182">
            <text:p>1,338,182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315">
            <text:p>315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16]*[.C16])" office:value-type="float" office:value="12600000">
            <text:p>12,600,000</text:p>
          </table:table-cell>
          <table:table-cell table:style-name="ce28" table:formula="of:=SUM([.D16]*100/110)" office:value-type="float" office:value="11454545.4545455">
            <text:p>11,454,545</text:p>
          </table:table-cell>
          <table:table-cell table:style-name="ce22" table:formula="of:=SUM([.E16]*0.1)" office:value-type="float" office:value="1145454.54545455">
            <text:p>1,145,455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248">
            <text:p>248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7]*[.C17])" office:value-type="float" office:value="6200000">
            <text:p>6,200,000</text:p>
          </table:table-cell>
          <table:table-cell table:style-name="ce28" table:formula="of:=SUM([.D17]*100/110)" office:value-type="float" office:value="5636363.63636364">
            <text:p>5,636,364</text:p>
          </table:table-cell>
          <table:table-cell table:style-name="ce22" table:formula="of:=SUM([.E17]*0.1)" office:value-type="float" office:value="563636.363636364">
            <text:p>563,636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72">
            <text:p>172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8]*[.C18])" office:value-type="float" office:value="4300000">
            <text:p>4,300,000</text:p>
          </table:table-cell>
          <table:table-cell table:style-name="ce28" table:formula="of:=SUM([.D18]*100/110)" office:value-type="float" office:value="3909090.90909091">
            <text:p>3,909,091</text:p>
          </table:table-cell>
          <table:table-cell table:style-name="ce22" table:formula="of:=SUM([.E18]*0.1)" office:value-type="float" office:value="390909.090909091">
            <text:p>390,909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38">
            <text:p>138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9]*[.C19])" office:value-type="float" office:value="3450000">
            <text:p>3,450,000</text:p>
          </table:table-cell>
          <table:table-cell table:style-name="ce28" table:formula="of:=SUM([.D19]*100/110)" office:value-type="float" office:value="3136363.63636364">
            <text:p>3,136,364</text:p>
          </table:table-cell>
          <table:table-cell table:style-name="ce22" table:formula="of:=SUM([.E19]*0.1)" office:value-type="float" office:value="313636.363636364">
            <text:p>313,636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157">
            <text:p>15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0]*[.C20])" office:value-type="float" office:value="3925000">
            <text:p>3,925,000</text:p>
          </table:table-cell>
          <table:table-cell table:style-name="ce28" table:formula="of:=SUM([.D20]*100/110)" office:value-type="float" office:value="3568181.81818182">
            <text:p>3,568,182</text:p>
          </table:table-cell>
          <table:table-cell table:style-name="ce22" table:formula="of:=SUM([.E20]*0.1)" office:value-type="float" office:value="356818.181818182">
            <text:p>356,818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28">
            <text:p>128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21]*[.C21])" office:value-type="float" office:value="3840000">
            <text:p>3,840,000</text:p>
          </table:table-cell>
          <table:table-cell table:style-name="ce28" table:formula="of:=SUM([.D21]*100/110)" office:value-type="float" office:value="3490909.09090909">
            <text:p>3,490,909</text:p>
          </table:table-cell>
          <table:table-cell table:style-name="ce22" table:formula="of:=SUM([.E21]*0.1)" office:value-type="float" office:value="349090.909090909">
            <text:p>349,091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203">
            <text:p>203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2]*[.C22])" office:value-type="float" office:value="8120000">
            <text:p>8,120,000</text:p>
          </table:table-cell>
          <table:table-cell table:style-name="ce28" table:formula="of:=SUM([.D22]*100/110)" office:value-type="float" office:value="7381818.18181818">
            <text:p>7,381,818</text:p>
          </table:table-cell>
          <table:table-cell table:style-name="ce22" table:formula="of:=SUM([.E22]*0.1)" office:value-type="float" office:value="738181.818181818">
            <text:p>738,182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179">
            <text:p>179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3]*[.C23])" office:value-type="float" office:value="7160000">
            <text:p>7,160,000</text:p>
          </table:table-cell>
          <table:table-cell table:style-name="ce28" table:formula="of:=SUM([.D23]*100/110)" office:value-type="float" office:value="6509090.90909091">
            <text:p>6,509,091</text:p>
          </table:table-cell>
          <table:table-cell table:style-name="ce22" table:formula="of:=SUM([.E23]*0.1)" office:value-type="float" office:value="650909.090909091">
            <text:p>650,909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119">
            <text:p>119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4]*[.C24])" office:value-type="float" office:value="2975000">
            <text:p>2,975,000</text:p>
          </table:table-cell>
          <table:table-cell table:style-name="ce28" table:formula="of:=SUM([.D24]*100/110)" office:value-type="float" office:value="2704545.45454545">
            <text:p>2,704,545</text:p>
          </table:table-cell>
          <table:table-cell table:style-name="ce22" table:formula="of:=SUM([.E24]*0.1)" office:value-type="float" office:value="270454.545454545">
            <text:p>270,455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52">
            <text:p>52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5]*[.C25])" office:value-type="float" office:value="1300000">
            <text:p>1,300,000</text:p>
          </table:table-cell>
          <table:table-cell table:style-name="ce28" table:formula="of:=SUM([.D25]*100/110)" office:value-type="float" office:value="1181818.18181818">
            <text:p>1,181,818</text:p>
          </table:table-cell>
          <table:table-cell table:style-name="ce22" table:formula="of:=SUM([.E25]*0.1)" office:value-type="float" office:value="118181.818181818">
            <text:p>118,182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89">
            <text:p>89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6]*[.C26])" office:value-type="float" office:value="2225000">
            <text:p>2,225,000</text:p>
          </table:table-cell>
          <table:table-cell table:style-name="ce28" table:formula="of:=SUM([.D26]*100/110)" office:value-type="float" office:value="2022727.27272727">
            <text:p>2,022,727</text:p>
          </table:table-cell>
          <table:table-cell table:style-name="ce22" table:formula="of:=SUM([.E26]*0.1)" office:value-type="float" office:value="202272.727272727">
            <text:p>202,273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69">
            <text:p>69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7]*[.C27])" office:value-type="float" office:value="1725000">
            <text:p>1,725,000</text:p>
          </table:table-cell>
          <table:table-cell table:style-name="ce28" table:formula="of:=SUM([.D27]*100/110)" office:value-type="float" office:value="1568181.81818182">
            <text:p>1,568,182</text:p>
          </table:table-cell>
          <table:table-cell table:style-name="ce22" table:formula="of:=SUM([.E27]*0.1)" office:value-type="float" office:value="156818.181818182">
            <text:p>156,818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104">
            <text:p>104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28]*[.C28])" office:value-type="float" office:value="3120000">
            <text:p>3,120,000</text:p>
          </table:table-cell>
          <table:table-cell table:style-name="ce28" table:formula="of:=SUM([.D28]*100/110)" office:value-type="float" office:value="2836363.63636364">
            <text:p>2,836,364</text:p>
          </table:table-cell>
          <table:table-cell table:style-name="ce22" table:formula="of:=SUM([.E28]*0.1)" office:value-type="float" office:value="283636.363636364">
            <text:p>283,636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123">
            <text:p>123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9]*[.C29])" office:value-type="float" office:value="4920000">
            <text:p>4,920,000</text:p>
          </table:table-cell>
          <table:table-cell table:style-name="ce28" table:formula="of:=SUM([.D29]*100/110)" office:value-type="float" office:value="4472727.27272727">
            <text:p>4,472,727</text:p>
          </table:table-cell>
          <table:table-cell table:style-name="ce22" table:formula="of:=SUM([.E29]*0.1)" office:value-type="float" office:value="447272.727272727">
            <text:p>447,273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95">
            <text:p>95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0]*[.C30])" office:value-type="float" office:value="3800000">
            <text:p>3,800,000</text:p>
          </table:table-cell>
          <table:table-cell table:style-name="ce28" table:formula="of:=SUM([.D30]*100/110)" office:value-type="float" office:value="3454545.45454545">
            <text:p>3,454,545</text:p>
          </table:table-cell>
          <table:table-cell table:style-name="ce22" table:formula="of:=SUM([.E30]*0.1)" office:value-type="float" office:value="345454.545454545">
            <text:p>345,455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65">
            <text:p>65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1]*[.C31])" office:value-type="float" office:value="1625000">
            <text:p>1,625,000</text:p>
          </table:table-cell>
          <table:table-cell table:style-name="ce28" table:formula="of:=SUM([.D31]*100/110)" office:value-type="float" office:value="1477272.72727273">
            <text:p>1,477,273</text:p>
          </table:table-cell>
          <table:table-cell table:style-name="ce22" table:formula="of:=SUM([.E31]*0.1)" office:value-type="float" office:value="147727.272727273">
            <text:p>147,727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411">
            <text:p>411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2]*[.C32])" office:value-type="float" office:value="10275000">
            <text:p>10,275,000</text:p>
          </table:table-cell>
          <table:table-cell table:style-name="ce28" table:formula="of:=SUM([.D32]*100/110)" office:value-type="float" office:value="9340909.09090909">
            <text:p>9,340,909</text:p>
          </table:table-cell>
          <table:table-cell table:style-name="ce22" table:formula="of:=SUM([.E32]*0.1)" office:value-type="float" office:value="934090.909090909">
            <text:p>934,091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503">
            <text:p>503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3]*[.C33])" office:value-type="float" office:value="12575000">
            <text:p>12,575,000</text:p>
          </table:table-cell>
          <table:table-cell table:style-name="ce28" table:formula="of:=SUM([.D33]*100/110)" office:value-type="float" office:value="11431818.1818182">
            <text:p>11,431,818</text:p>
          </table:table-cell>
          <table:table-cell table:style-name="ce22" table:formula="of:=SUM([.E33]*0.1)" office:value-type="float" office:value="1143181.81818182">
            <text:p>1,143,182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535">
            <text:p>535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4]*[.C34])" office:value-type="float" office:value="13375000">
            <text:p>13,375,000</text:p>
          </table:table-cell>
          <table:table-cell table:style-name="ce28" table:formula="of:=SUM([.D34]*100/110)" office:value-type="float" office:value="12159090.9090909">
            <text:p>12,159,091</text:p>
          </table:table-cell>
          <table:table-cell table:style-name="ce22" table:formula="of:=SUM([.E34]*0.1)" office:value-type="float" office:value="1215909.09090909">
            <text:p>1,215,909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496">
            <text:p>496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35]*[.C35])" office:value-type="float" office:value="14880000">
            <text:p>14,880,000</text:p>
          </table:table-cell>
          <table:table-cell table:style-name="ce28" table:formula="of:=SUM([.D35]*100/110)" office:value-type="float" office:value="13527272.7272727">
            <text:p>13,527,273</text:p>
          </table:table-cell>
          <table:table-cell table:style-name="ce22" table:formula="of:=SUM([.E35]*0.1)" office:value-type="float" office:value="1352727.27272727">
            <text:p>1,352,727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646">
            <text:p>646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6]*[.C36])" office:value-type="float" office:value="25840000">
            <text:p>25,840,000</text:p>
          </table:table-cell>
          <table:table-cell table:style-name="ce28" table:formula="of:=SUM([.D36]*100/110)" office:value-type="float" office:value="23490909.0909091">
            <text:p>23,490,909</text:p>
          </table:table-cell>
          <table:table-cell table:style-name="ce22" table:formula="of:=SUM([.E36]*0.1)" office:value-type="float" office:value="2349090.90909091">
            <text:p>2,349,091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465">
            <text:p>465</text:p>
          </table:table-cell>
          <table:table-cell table:style-name="ce17" office:value-type="float" office:value="40000">
            <text:p>40,000</text:p>
          </table:table-cell>
          <table:table-cell table:style-name="ce23" table:formula="of:=SUM([.B37]*[.C37])" office:value-type="float" office:value="18600000">
            <text:p>18,600,000</text:p>
          </table:table-cell>
          <table:table-cell table:style-name="ce29" table:formula="of:=SUM([.D37]*100/110)" office:value-type="float" office:value="16909090.9090909">
            <text:p>16,909,091</text:p>
          </table:table-cell>
          <table:table-cell table:style-name="ce32" table:formula="of:=SUM([.E37]*0.1)" office:value-type="float" office:value="1690909.09090909">
            <text:p>1,690,909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2" table:formula="of:=SUM([.B7:.B37])" office:value-type="float" office:value="10138">
            <text:p>10,138</text:p>
          </table:table-cell>
          <table:table-cell table:style-name="ce12"/>
          <table:table-cell table:style-name="ce24" table:formula="of:=SUM([.D7:.D37])" office:value-type="float" office:value="331470000">
            <text:p>331,470,000</text:p>
          </table:table-cell>
          <table:table-cell table:style-name="ce30" table:formula="of:=SUM([.E7:.E37])" office:value-type="float" office:value="301336363.636364">
            <text:p>301,336,364</text:p>
          </table:table-cell>
          <table:table-cell table:style-name="ce33" table:formula="of:=SUM([.F7:.F37])" office:value-type="float" office:value="30133636.3636364">
            <text:p>30,133,636</text:p>
          </table:table-cell>
          <table:table-cell table:style-name="ce37"/>
          <table:table-cell table:style-name="ce40" table:number-columns-repeated="1016"/>
          <table:table-cell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7:2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2_20_BRT" style:display-name="PageStyle_TH 2 B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7:29:54.03</dc:date>
    <meta:generator>OpenOffice.org/3.4.1$Win32 OpenOffice.org_project/341m1$Build-9593</meta:generator>
    <meta:editing-duration>PT6M14S</meta:editing-duration>
    <meta:editing-cycles>1</meta:editing-cycles>
    <meta:document-statistic meta:table-count="1" meta:cell-count="203" meta:object-count="0"/>
  </office:meta>
</office:document-meta>
</file>